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881" officeooo:paragraph-rsid="0009d881"/>
    </style:style>
    <style:style style:name="P2" style:family="paragraph" style:parent-style-name="Standard">
      <style:paragraph-properties fo:text-align="justify" style:justify-single-word="false"/>
      <style:text-properties officeooo:rsid="0009d881" officeooo:paragraph-rsid="0009d88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9d881" officeooo:paragraph-rsid="0009d881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9d881" officeooo:paragraph-rsid="0009d881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aa5f4" officeooo:paragraph-rsid="000aa5f4"/>
    </style:style>
    <style:style style:name="P6" style:family="paragraph" style:parent-style-name="Standard">
      <style:paragraph-properties fo:text-align="justify" style:justify-single-word="false"/>
      <style:text-properties officeooo:rsid="000aa5f4" officeooo:paragraph-rsid="000aa5f4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aa5f4" officeooo:paragraph-rsid="000aa5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vaccination</text:p>
      <text:p text:style-name="P1"/>
      <text:p text:style-name="P2">La vaccination consiste à introduire, chez un individu, une préparation antigénique dérivée ou proche d’un agent infectieux déterminé, de manière à créer une réponse immunitaire capable de le protéger contre la survenue d’une maladie liée à cet agent infectieux. </text:p>
      <text:p text:style-name="P2"/>
      <text:p text:style-name="P2">L’efficacité d’un vaccin dépend de la réceptivité de l’hôte à l’immunogène, de sa capacité à stimuler les moyens de défense de l’organisme, mais aussi de l’adaptation de la réponse ainsi produite à neutraliser l’agent infectieux. </text:p>
      <text:p text:style-name="P2"/>
      <text:p text:style-name="P2">Dès la première injection du vaccin, il se déclenche une réponse immunitaire primaire avec une production de quelques centaines de lymphocytes mémoires. </text:p>
      <text:p text:style-name="P2">Et le rappel va induire une réponse immunitaire secondaire avec une production de LB mémoires, LTCD4 et LTCD8. </text:p>
      <text:p text:style-name="P2"/>
      <text:p text:style-name="P2">Différents types de vaccin :</text:p>
      <text:list xml:id="list3565101118001919018" text:style-name="L1">
        <text:list-item>
          <text:p text:style-name="P3">Les vaccins bactériens </text:p>
          <text:list>
            <text:list-item>
              <text:p text:style-name="P3">Les vaccins vivants atténués (type BCG) </text:p>
            </text:list-item>
            <text:list-item>
              <text:p text:style-name="P5">Les vaccins antigènes tués (Ex : Coqueluche) </text:p>
            </text:list-item>
            <text:list-item>
              <text:p text:style-name="P5">Anatoxine, destinés à produire des anticorps antitoxines </text:p>
            </text:list-item>
          </text:list>
        </text:list-item>
        <text:list-item>
          <text:p text:style-name="P5">Les vaccins viraux </text:p>
          <text:list>
            <text:list-item>
              <text:p text:style-name="P5">Les vaccins vivants atténués (Ex : Poliomyélite par voie buccale, oreillons, rubéole) </text:p>
            </text:list-item>
            <text:list-item>
              <text:p text:style-name="P5">Les vaccins vivant inactivés complet (grippe, polio injectable, rage) </text:p>
            </text:list-item>
            <text:list-item>
              <text:p text:style-name="P5">Les vaccins à fonction antigénique (hépatite B) </text:p>
            </text:list-item>
          </text:list>
        </text:list-item>
      </text:list>
      <text:p text:style-name="P6"/>
      <text:p text:style-name="P6">Ces vaccins doivent être conservés au froid, pour éviter qu’ils se reproduisent et mutent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33:38.616000000</meta:creation-date>
    <dc:date>2019-04-16T10:53:30.645000000</dc:date>
    <meta:editing-duration>PT7M1S</meta:editing-duration>
    <meta:editing-cycles>1</meta:editing-cycles>
    <meta:document-statistic meta:table-count="0" meta:image-count="0" meta:object-count="0" meta:page-count="1" meta:paragraph-count="15" meta:word-count="197" meta:character-count="1286" meta:non-whitespace-character-count="1099"/>
    <meta:generator>LibreOffice/5.1.6.2$Windows_x86 LibreOffice_project/07ac168c60a517dba0f0d7bc7540f5afa45f0909</meta:generator>
  </office:meta>
</office:document-meta>
</file>